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988cm" fo:min-width="1.44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4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82cm" fo:min-width="3.908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1.2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.87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1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876cm" fo:min-width="2.626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68cm" fo:min-width="4.696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88cm" fo:min-width="2.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.75cm" svg:height="1.75cm" svg:x="7.33cm" svg:y="0.444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1" draw:id="id1" draw:layer="layout" svg:width="5cm" svg:height="1.75cm" svg:x="6.248cm" svg:y="3.5cm">
            <text:p text:style-name="P1">Read arithmetic expression from user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2" draw:id="id2" draw:layer="layout" svg:width="7cm" svg:height="2.75cm" svg:x="4.748cm" svg:y="6.5cm">
            <text:p text:style-name="P1">Initialise:</text:p>
            <text:p text:style-name="P1">Value=[]</text:p>
            <text:p text:style-name="P1">Ops=[]</text:p>
            <text:p text:style-name="P1">i=o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line draw:style-name="gr5" draw:text-style-name="P2" draw:layer="layout" svg:x1="8.748cm" svg:y1="2.25cm" svg:x2="8.748cm" svg:y2="3.25cm">
            <text:p/>
          </draw:line>
          <draw:connector draw:style-name="gr6" draw:text-style-name="P1" draw:layer="layout" svg:x1="8.748cm" svg:y1="5.25cm" svg:x2="8.248cm" svg:y2="6.5cm" draw:start-shape="id1" draw:start-glue-point="2" draw:end-shape="id2" draw:end-glue-point="5" svg:d="M8748 5250v656h-500v594" svg:viewBox="0 0 501 1251">
            <text:p/>
          </draw:connector>
          <draw:custom-shape draw:style-name="gr7" draw:text-style-name="P1" xml:id="id3" draw:id="id3" draw:layer="layout" svg:width="4cm" svg:height="4cm" svg:x="1.748cm" svg:y="10cm">
            <text:p text:style-name="P1">I&lt;len(exp)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5.623cm" svg:y1="7.875cm" svg:x2="3.748cm" svg:y2="10cm" draw:start-shape="id2" draw:start-glue-point="9" draw:end-shape="id3" draw:end-glue-point="4" svg:d="M5623 7875h-1875v2125" svg:viewBox="0 0 1876 2126">
            <text:p/>
          </draw:connector>
          <draw:custom-shape draw:style-name="gr8" draw:text-style-name="P1" xml:id="id4" draw:id="id4" draw:layer="layout" svg:width="2.5cm" svg:height="1.5cm" svg:x="6.998cm" svg:y="11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5.748cm" svg:y1="12cm" svg:x2="8.248cm" svg:y2="11cm" draw:start-shape="id3" draw:start-glue-point="7" draw:end-shape="id4" draw:end-glue-point="4" svg:d="M5748 12000h625v-1501h1875v501" svg:viewBox="0 0 2501 1502">
            <text:p/>
          </draw:connector>
          <draw:frame draw:style-name="gr9" draw:text-style-name="P3" draw:layer="layout" svg:width="1.208cm" svg:height="0.962cm" svg:x="6.498cm" svg:y="10.25cm">
            <draw:text-box>
              <text:p>no</text:p>
            </draw:text-box>
          </draw:frame>
          <draw:custom-shape draw:style-name="gr10" draw:text-style-name="P1" xml:id="id5" draw:id="id5" draw:layer="layout" svg:width="4.75cm" svg:height="3cm" svg:x="1.498cm" svg:y="15cm">
            <text:p text:style-name="P1">Space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3.748cm" svg:y1="14cm" svg:x2="3.873cm" svg:y2="15cm" draw:start-shape="id3" draw:start-glue-point="6" draw:end-shape="id5" draw:end-glue-point="4" svg:d="M3748 14000v500h125v500" svg:viewBox="0 0 126 1001">
            <text:p/>
          </draw:connector>
          <draw:frame draw:style-name="gr9" draw:text-style-name="P3" draw:layer="layout" svg:width="1.49cm" svg:height="0.962cm" svg:x="3.998cm" svg:y="14.5cm">
            <draw:text-box>
              <text:p>yes</text:p>
            </draw:text-box>
          </draw:frame>
          <draw:custom-shape draw:style-name="gr11" draw:text-style-name="P1" xml:id="id6" draw:id="id6" draw:layer="layout" svg:width="4.5cm" svg:height="4cm" svg:x="1.748cm" svg:y="19cm">
            <text:p text:style-name="P1">Isdigi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3.873cm" svg:y1="18cm" svg:x2="3.998cm" svg:y2="19cm" draw:start-shape="id5" draw:start-glue-point="6" draw:end-shape="id6" draw:end-glue-point="4" svg:d="M3873 18000v501h125v499" svg:viewBox="0 0 126 1001">
            <text:p/>
          </draw:connector>
          <draw:frame draw:style-name="gr9" draw:text-style-name="P3" draw:layer="layout" svg:width="1.208cm" svg:height="0.962cm" svg:x="4.248cm" svg:y="18.5cm">
            <draw:text-box>
              <text:p>no</text:p>
            </draw:text-box>
          </draw:frame>
          <draw:frame draw:style-name="gr9" draw:text-style-name="P3" xml:id="id7" draw:id="id7" draw:layer="layout" svg:width="1.385cm" svg:height="0.962cm" svg:x="8.498cm" svg:y="15.038cm">
            <draw:text-box>
              <text:p>i++</text:p>
            </draw:text-box>
          </draw:frame>
          <draw:connector draw:style-name="gr6" draw:text-style-name="P1" draw:layer="layout" svg:x1="6.248cm" svg:y1="16.5cm" svg:x2="8.498cm" svg:y2="15.519cm" draw:start-shape="id5" draw:start-glue-point="7" draw:end-shape="id7" draw:end-glue-point="3" svg:d="M6248 16500h1126v-981h1124" svg:viewBox="0 0 2251 982">
            <text:p/>
          </draw:connector>
          <draw:frame draw:style-name="gr12" draw:text-style-name="P3" draw:layer="layout" svg:width="1.49cm" svg:height="1.212cm" svg:x="6.498cm" svg:y="16.5cm">
            <draw:text-box>
              <text:p>yes</text:p>
            </draw:text-box>
          </draw:frame>
          <draw:connector draw:style-name="gr6" draw:text-style-name="P1" draw:layer="layout" svg:x1="9.19cm" svg:y1="16cm" svg:x2="6.248cm" svg:y2="21cm" draw:start-shape="id7" draw:start-glue-point="2" draw:end-shape="id6" draw:end-glue-point="7" svg:d="M9190 16000v5000h-2942" svg:viewBox="0 0 2943 5001">
            <text:p/>
          </draw:connector>
          <draw:custom-shape draw:style-name="gr13" draw:text-style-name="P1" xml:id="id8" draw:id="id8" draw:layer="layout" svg:width="6.25cm" svg:height="4.25cm" svg:x="0.998cm" svg:y="23.5cm">
            <text:p text:style-name="P1">Is</text:p>
            <text:p text:style-name="P1">Operator</text:p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3.998cm" svg:y1="23cm" svg:x2="4.123cm" svg:y2="23.5cm" draw:start-shape="id6" draw:start-glue-point="6" draw:end-shape="id8" draw:end-glue-point="4" svg:d="M3998 23000v250h125v250" svg:viewBox="0 0 126 501">
            <text:p/>
          </draw:connector>
          <draw:frame draw:style-name="gr9" draw:text-style-name="P3" draw:layer="layout" svg:width="1.208cm" svg:height="0.962cm" svg:x="4.498cm" svg:y="23cm">
            <draw:text-box>
              <text:p>no</text:p>
            </draw:text-box>
          </draw:frame>
          <draw:frame draw:style-name="gr9" draw:text-style-name="P3" xml:id="id9" draw:id="id9" draw:layer="layout" svg:width="1.385cm" svg:height="0.962cm" svg:x="9.998cm" svg:y="20.75cm">
            <draw:text-box>
              <text:p>i++</text:p>
            </draw:text-box>
          </draw:frame>
          <draw:connector draw:style-name="gr6" draw:text-style-name="P1" draw:layer="layout" svg:x1="6.248cm" svg:y1="21cm" svg:x2="9.998cm" svg:y2="21.231cm" draw:start-shape="id6" draw:start-glue-point="7" draw:end-shape="id9" draw:end-glue-point="3" svg:d="M6248 21000h1876v231h1874" svg:viewBox="0 0 3751 232">
            <text:p/>
          </draw:connector>
          <draw:frame draw:style-name="gr9" draw:text-style-name="P3" draw:layer="layout" svg:width="1.49cm" svg:height="0.962cm" svg:x="8.498cm" svg:y="21.25cm">
            <draw:text-box>
              <text:p>yes</text:p>
            </draw:text-box>
          </draw:frame>
          <draw:connector draw:style-name="gr6" draw:text-style-name="P1" draw:layer="layout" svg:x1="10.69cm" svg:y1="21.712cm" svg:x2="7.248cm" svg:y2="25.625cm" draw:start-shape="id9" draw:start-glue-point="2" draw:end-shape="id8" draw:end-glue-point="7" svg:d="M10690 21712v3913h-3442" svg:viewBox="0 0 3443 3914">
            <text:p/>
          </draw:connector>
          <draw:custom-shape draw:style-name="gr14" draw:text-style-name="P1" xml:id="id10" draw:id="id10" draw:layer="layout" svg:width="5.5cm" svg:height="1.5cm" svg:x="0.998cm" svg:y="29.25cm">
            <text:p text:style-name="P1">Push no to</text:p>
            <text:p text:style-name="P1">value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4.123cm" svg:y1="27.75cm" svg:x2="3.748cm" svg:y2="29.25cm" draw:start-shape="id8" draw:start-glue-point="6" draw:end-shape="id10" draw:end-glue-point="0" svg:d="M4123 27750v751h-375v749" svg:viewBox="0 0 376 1501">
            <text:p/>
          </draw:connector>
          <draw:connector draw:style-name="gr6" draw:text-style-name="P1" draw:layer="layout" svg:x1="6.498cm" svg:y1="30cm" svg:x2="10.873cm" svg:y2="7.875cm" draw:start-shape="id10" draw:start-glue-point="1" draw:end-shape="id2" draw:end-glue-point="6" svg:d="M6498 30000h5752v-22125h-1377" svg:viewBox="0 0 5753 22126">
            <text:p/>
          </draw:connector>
          <draw:custom-shape draw:style-name="gr15" draw:text-style-name="P1" xml:id="id11" draw:id="id11" draw:layer="layout" svg:width="5.5cm" svg:height="1.75cm" svg:x="0.998cm" svg:y="31.75cm">
            <text:p text:style-name="P1">Push operator to</text:p>
            <text:p text:style-name="P1">ops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3.748cm" svg:y1="30.75cm" svg:x2="3.748cm" svg:y2="31.75cm" draw:start-shape="id10" draw:start-glue-point="2" draw:end-shape="id11" draw:end-glue-point="0" svg:d="M3748 30750v1000" svg:viewBox="0 0 1 1001">
            <text:p/>
          </draw:connector>
          <draw:connector draw:style-name="gr6" draw:text-style-name="P1" draw:layer="layout" draw:line-skew="1.248cm" svg:x1="6.498cm" svg:y1="32.625cm" svg:x2="10.873cm" svg:y2="7.875cm" draw:start-shape="id11" draw:start-glue-point="1" draw:end-shape="id2" draw:end-glue-point="6" svg:d="M6498 32625h7000v-24750h-2625" svg:viewBox="0 0 7001 24751">
            <text:p/>
          </draw:connector>
          <draw:custom-shape draw:style-name="gr16" draw:text-style-name="P1" xml:id="id12" draw:id="id12" draw:layer="layout" svg:width="8.25cm" svg:height="2.25cm" svg:x="6.748cm" svg:y="35.25cm">
            <text:p text:style-name="P1">Get input from </text:p>
            <text:p text:style-name="P1">us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onnector draw:style-name="gr6" draw:text-style-name="P1" draw:layer="layout" svg:x1="3.748cm" svg:y1="33.5cm" svg:x2="10.873cm" svg:y2="35.25cm" draw:start-shape="id11" draw:start-glue-point="2" draw:end-shape="id12" draw:end-glue-point="5" svg:d="M3748 33500v875h7125v875" svg:viewBox="0 0 7126 1751">
            <text:p/>
          </draw:connector>
          <draw:connector draw:style-name="gr6" draw:text-style-name="P1" draw:layer="layout" svg:x1="13.967cm" svg:y1="36.375cm" svg:x2="11.248cm" svg:y2="4.375cm" draw:start-shape="id12" draw:start-glue-point="6" draw:end-shape="id1" draw:end-glue-point="1" svg:d="M13967 36375h1533v-32000h-4252" svg:viewBox="0 0 4253 32001">
            <text:p/>
          </draw:connector>
          <draw:custom-shape draw:style-name="gr17" draw:text-style-name="P1" xml:id="id13" draw:id="id13" draw:layer="layout" svg:width="4cm" svg:height="1.75cm" svg:x="8.498cm" svg:y="38.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10.873cm" svg:y1="37.5cm" svg:x2="10.498cm" svg:y2="38.5cm" draw:start-shape="id12" draw:start-glue-point="8" draw:end-shape="id13" draw:end-glue-point="4" svg:d="M10873 37500v501h-375v499" svg:viewBox="0 0 376 10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2T15:59:55.582901200</meta:creation-date>
    <dc:date>2025-08-22T17:09:41.555352100</dc:date>
    <meta:editing-duration>PT3M59S</meta:editing-duration>
    <meta:editing-cycles>2</meta:editing-cycles>
    <meta:generator>LibreOffice/25.2.5.2$Windows_X86_64 LibreOffice_project/03d19516eb2e1dd5d4ccd751a0d6f35f35e08022</meta:generator>
    <meta:document-statistic meta:object-count="39"/>
  </office:meta>
</office:document-meta>
</file>